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 style:vertical-align="auto" fo:background-color="#FFFFFF"/>
      <style:text-properties style:font-name="Arial" style:font-name-asian="Times New Roman" style:font-name-complex="Arial" fo:color="#2D3B45" style:language-asian="pt" style:country-asian="BR" style:language-complex="ar" style:country-complex="SA" fo:hyphenate="true"/>
    </style:style>
    <style:style style:name="P2" style:parent-style-name="Standard" style:family="paragraph">
      <style:paragraph-properties fo:text-align="center"/>
      <style:text-properties style:font-name="Arial" style:font-name-complex="Arial"/>
    </style:style>
    <style:style style:name="P3" style:parent-style-name="Standard" style:family="paragraph">
      <style:paragraph-properties fo:text-align="center"/>
      <style:text-properties style:font-name="Arial" style:font-name-complex="Arial"/>
    </style:style>
    <style:style style:name="P4" style:parent-style-name="Standard" style:family="paragraph">
      <style:paragraph-properties fo:text-align="center"/>
      <style:text-properties style:font-name="Arial" style:font-name-complex="Arial"/>
    </style:style>
    <style:style style:name="P5" style:parent-style-name="Standard" style:family="paragraph">
      <style:paragraph-properties fo:text-align="center"/>
      <style:text-properties style:font-name="Arial" style:font-name-complex="Arial"/>
    </style:style>
    <style:style style:name="P6" style:parent-style-name="Normal" style:family="paragraph">
      <style:paragraph-properties fo:text-align="justify" style:vertical-align="auto" fo:margin-top="0.0694in" fo:margin-bottom="0.0694in" fo:background-color="#FFFFFF"/>
      <style:text-properties fo:hyphenate="true"/>
    </style:style>
    <style:style style:name="T7" style:parent-style-name="Fonteparág.padrão" style:family="text">
      <style:text-properties style:font-name="Arial" style:font-name-complex="Arial"/>
    </style:style>
    <style:style style:name="T8" style:parent-style-name="Fonteparág.padrão" style:family="text"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/>
    </style:style>
    <style:style style:name="P9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10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11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12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13" style:parent-style-name="Normal" style:family="paragraph">
      <style:paragraph-properties fo:text-align="justify" style:vertical-align="auto" fo:margin-top="0.0694in" fo:margin-bottom="0.0694in" fo:text-indent="0.4923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14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15" style:parent-style-name="Normal" style:family="paragraph">
      <style:paragraph-properties fo:text-align="justify" style:vertical-align="auto" fo:margin-top="0.0694in" fo:margin-bottom="0.0694in" fo:background-color="#FFFFFF"/>
      <style:text-properties fo:hyphenate="true"/>
    </style:style>
    <style:style style:name="T16" style:parent-style-name="Fonteparág.padrão" style:family="text"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/>
    </style:style>
    <style:style style:name="T17" style:parent-style-name="Hyperlink" style:family="text">
      <style:text-properties style:font-name="Arial" style:font-name-asian="Times New Roman" style:font-name-complex="Arial" style:letter-kerning="false" style:language-asian="pt" style:country-asian="BR" style:language-complex="ar" style:country-complex="SA"/>
    </style:style>
    <style:style style:name="P18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19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20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21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22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23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24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25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26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27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28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29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30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31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32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33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34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35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36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37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38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39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40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41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42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43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44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45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46" style:parent-style-name="Normal" style:family="paragraph">
      <style:paragraph-properties fo:text-align="justify" style:vertical-align="auto" fo:margin-top="0.0694in" fo:margin-bottom="0.0694in" fo:background-color="#FFFFFF"/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 fo:hyphenate="true"/>
    </style:style>
    <style:style style:name="P47" style:parent-style-name="Normal" style:family="paragraph">
      <style:paragraph-properties fo:text-align="justify" style:vertical-align="auto" fo:margin-top="0.0694in" fo:margin-bottom="0.0694in" fo:background-color="#FFFFFF"/>
      <style:text-properties fo:hyphenate="true"/>
    </style:style>
    <style:style style:name="T48" style:parent-style-name="Fonteparág.padrão" style:family="text"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/>
    </style:style>
    <style:style style:name="T49" style:parent-style-name="Fonteparág.padrão" style:family="text"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/>
    </style:style>
    <style:style style:name="T50" style:parent-style-name="Fonteparág.padrão" style:family="text">
      <style:text-properties style:font-name="Arial" style:font-name-asian="Times New Roman" style:font-name-complex="Arial" fo:color="#2D3B45" style:letter-kerning="false" style:language-asian="pt" style:country-asian="BR" style:language-complex="ar" style:country-complex="SA"/>
    </style:style>
  </office:automatic-styles>
  <office:body>
    <office:text text:use-soft-page-breaks="true">
      <text:h text:style-name="P1" text:outline-level="1">HO01</text:h>
      <text:p text:style-name="P2">BANCO DE DADOS</text:p>
      <text:p text:style-name="P3"/>
      <text:p text:style-name="P4">Bruno Braga</text:p>
      <text:p text:style-name="P5"/>
      <text:p text:style-name="P6"><text:span text:style-name="T7">1-<text:s/></text:span><text:span text:style-name="T8">O que é um sistema de banco de dados (SBD)?</text:span></text:p>
      <text:p text:style-name="P9"><text:tab/>Um SBD é uma coleção de dados relacionais, com "dados" sendo entendidos como dados que podem ser gravados e têm significado implícito.</text:p>
      <text:p text:style-name="P10">2- Do que um SBD é composto?</text:p>
      <text:p text:style-name="P11"><text:tab/>Um banco de dados é composto por dados que se relacionam.</text:p>
      <text:p text:style-name="P12">3- Como usuários e aplicações interagem com um SBD?</text:p>
      <text:p text:style-name="P13">Usuários e aplicações interagem com banco de dados por meio de queries SQL.</text:p>
      <text:p text:style-name="P14">4- O que é um banco de dados (BD)? Cite um exemplo de um BD, indicando o link onde seja possível encontrá-lo.</text:p>
      <text:p text:style-name="P15"><text:span text:style-name="T16"><text:tab/>Um banco de dados é uma coleção de dados relacionais. Um exemplo de banco de dados é o MySQL. Link:<text:s/></text:span><text:a xlink:href="https://www.mysql.com/" office:target-frame-name="_top" xlink:show="replace"><text:span text:style-name="T17">https://www.mysql.com/</text:span></text:a></text:p>
      <text:p text:style-name="P18">5- Quais são as propriedades de um BD?</text:p>
      <text:p text:style-name="P19"><text:tab/>Atomicidade, Consistência, Isolamento e Durabilidade.</text:p>
      <text:p text:style-name="P20">6- Quais são as etapas de um projeto de BD?</text:p>
      <text:p text:style-name="P21"><text:tab/>Especificação, Análise de requisitos, Projeto conceitual, Projeto lógico, Projeto físico.</text:p>
      <text:p text:style-name="P22">7- O que é um sistema gerenciador de banco de dados (SGBD)?</text:p>
      <text:p text:style-name="P23"><text:tab/>Um SGBD são ferramentas que permitem facilmente adicionar, remover, atualizar e ler dados de um banco de dados.</text:p>
      <text:p text:style-name="P24">8- Quais são as propriedades de um SGBD?</text:p>
      <text:p text:style-name="P25"><text:tab/>Controle de redundância, flexibilidade, economia de escala, alta disponibilidade, tempo de desenvolvimento de aplicação reduzido e capacidade de representação de relacionamento entre dados complexos no banco de dados.</text:p>
      <text:p text:style-name="P26">9- Indique situações em que o uso de SGBD pode se mostrar inadequado.</text:p>
      <text:p text:style-name="P27"><text:tab/>Por causa da forma que um SGBD é feito para auxiliar em problemas gerais, quando operações muito específicas são necessárias, o uso pode se mostrar inadequado.</text:p>
      <text:p text:style-name="P28">10- O que é um modelo de dados? </text:p>
      <text:p text:style-name="P29"><text:s/><text:tab/>Modelos de dados servem para refletir a estrutura do banco de dados e o que o compõe. Inclui ferramentas para inserir, remover, modificar e recuperar.</text:p>
      <text:p text:style-name="P30">11- Em relação ao nível de abstração, quais são os tipos de modelos de dados?</text:p>
      <text:p text:style-name="P31"><text:tab/>Conceitual: maior nível de abstração, Representativo: nível médio de abstração, Físico: nível baixo de abstração.</text:p>
      <text:p text:style-name="P32">12- O que é um Esquema de BD?</text:p>
      <text:p text:style-name="P33"><text:tab/>Um esquema é uma descrição do BD em forma de metadados.</text:p>
      <text:p text:style-name="P34">13- O que é uma Instância de BD?</text:p>
      <text:p text:style-name="P35"><text:tab/>Uma instância é uma gravação do BD em um momento X. Pode ser entendido como uma cópia dele em um momento determinado.</text:p>
      <text:p text:style-name="P36">14- Quais as vantagens de se adotar uma Arquitetura de Três Esquemas para implementar um BD?</text:p>
      <text:soft-page-break/>
      <text:p text:style-name="P37"><text:tab/>A arquitetura de três esquemas é uma abordagem que permite a visualização facilitada para o usuário com autodescrição, suporte a múltiplas visões e independência de aplicação.</text:p>
      <text:p text:style-name="P38">15- Quais níveis existem em uma Arquitetura de Três Esquemas?</text:p>
      <text:p text:style-name="P39"><text:tab/>Existem 3 níveis: Nível externo (descreve parte do DB em que o grupo está interessado, ocultando o restante) Nível conceitual (descrição dos tipos de dados, entidades, relacionamentos, restrições e operações de usuário) Nível interno (descrição do armazenamento e do caminho de dados).</text:p>
      <text:p text:style-name="P40">16- O que é Mapeamento em uma Arquitetura de Três Esquemas?</text:p>
      <text:p text:style-name="P41"><text:tab/>Mapeamento é a transformação de requisições e resultados entre níveis.</text:p>
      <text:p text:style-name="P42">17- O que é Independência de Dados e qual sua importância para um SBD?</text:p>
      <text:p text:style-name="P43"><text:tab/>A independência de dados é a capacidade de se alterar o esquema de um nível sem alterar o esquema de um nível superior.</text:p>
      <text:p text:style-name="P44">18- O que é uma Linguagem de Consulta?</text:p>
      <text:p text:style-name="P45"><text:tab/>Linguagens de banco de dados são linguagens (VDL, DDL, SDL e DML) que provém as ferramentas para realizar operações no BD.</text:p>
      <text:p text:style-name="P46">19- Cite as linguagens incorporadas na linguagem SQL.</text:p>
      <text:p text:style-name="P47"><text:span text:style-name="T48"><text:tab/>No SQL, que é um dos mais populares, pode ser utilizado MySQL, Postgre</text:span><text:span text:style-name="T49">SQL</text:span><text:span text:style-name="T50"><text:s/>e SQLi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pt" style:country-asian="B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har" style:display-name="Título 1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 style:language-complex="ar" style:country-complex="SA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Bruno Braga</dc:creator>
    <meta:creation-date>2023-02-07T18:15:00Z</meta:creation-date>
    <dc:date>2023-02-07T22:41:00Z</dc:date>
    <meta:template xlink:href="Normal" xlink:type="simple"/>
    <meta:editing-cycles>24</meta:editing-cycles>
    <meta:editing-duration>PT4920S</meta:editing-duration>
    <meta:document-statistic meta:page-count="2" meta:paragraph-count="6" meta:word-count="541" meta:character-count="3458" meta:row-count="24" meta:non-whitespace-character-count="2923"/>
  </office:meta>
</office:document-meta>
</file>